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479166666666667in"/>
    </style:style>
    <style:style style:name="co3" style:family="table-column">
      <style:table-column-properties fo:break-before="auto" style:column-width="1.9583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17708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43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7812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value-loss-by-property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victims-by-gender-and-race">
      <style:table-properties table:display="true" style:writing-mode="lr-tb"/>
    </style:style>
    <style:style style:name="ta5" style:family="table" style:master-page-name="PageStyle_5f_offenders-by-gender-and-race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 Store/Doctor's Office/Hospital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510">
            <text:p>1510</text:p>
          </table:table-cell>
        </table:table-row>
      </table:table>
      <table:table table:name="value-loss-by-property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s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2" office:value-type="float" office:value="4471978">
            <text:p>4,471,978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2" office:value-type="float" office:value="2294755">
            <text:p>2,294,755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2" office:value-type="float" office:value="2170762">
            <text:p>2,170,762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2" office:value-type="float" office:value="203000">
            <text:p>203,0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2" office:value-type="float" office:value="358397">
            <text:p>358,397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2" office:value-type="float" office:value="149188">
            <text:p>149,188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1193297">
            <text:p>1,193,297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897749">
            <text:p>897,749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2" office:value-type="float" office:value="17679">
            <text:p>17,679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2" office:value-type="float" office:value="4003">
            <text:p>4,003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2" office:value-type="float" office:value="10394">
            <text:p>10,394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2" office:value-type="float" office:value="12552">
            <text:p>12,552</text:p>
          </table:table-cell>
        </table:table-row>
        <table:table-row table:style-name="ro2">
          <table:table-cell table:style-name="ce21" office:value-type="string">
            <text:p>Construction Equipment</text:p>
          </table:table-cell>
          <table:table-cell table:style-name="ce22" office:value-type="float" office:value="5952">
            <text:p>5,952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2" office:value-type="float" office:value="141077">
            <text:p>141,077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1" office:value-type="float" office:value="451">
            <text:p>451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2" office:value-type="float" office:value="1056">
            <text:p>1,056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2" office:value-type="float" office:value="3000">
            <text:p>3,00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1" office:value-type="float" office:value="652">
            <text:p>652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2" office:value-type="float" office:value="60779">
            <text:p>60,779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800">
            <text:p>80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1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2" office:value-type="float" office:value="72000">
            <text:p>72,00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2" office:value-type="float" office:value="7981">
            <text:p>7,981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2" office:value-type="float" office:value="163879">
            <text:p>163,879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2" office:value-type="float" office:value="84324">
            <text:p>84,324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1" office:value-type="float" office:value="830">
            <text:p>83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477226">
            <text:p>477,2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804334">
            <text:p>$12,804,334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Point of Entry/Exit During Arson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1" office:value-type="string">
            <text:p>Front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ear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d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tti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ent/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ndow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oor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lcony/Fire Esc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ttached Garage Wa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ehicl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of/Skyligh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idden Withi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1">
            <text:p>61</text:p>
          </table:table-cell>
        </table:table-row>
      </table:table>
      <table:table table:name="victims-by-gender-and-race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421">
            <text:p>421</text:p>
          </table:table-cell>
        </table:table-row>
      </table:table>
      <table:table table:name="offenders-by-gender-and-race" table:style-name="ta5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44">
            <text:p>844</text:p>
          </table:table-cell>
          <table:table-cell table:style-name="ce21" office:value-type="float" office:value="137">
            <text:p>137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41">
            <text:p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loss-by-property" style:display-name="PageStyle_value-loss-by-propert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s-by-gender-and-race" style:display-name="PageStyle_victims-by-gender-and-ra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s-by-gender-and-race" style:display-name="PageStyle_offenders-by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